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1a37ad" officeooo:paragraph-rsid="001a37ad"/>
    </style:style>
    <style:style style:name="P6" style:family="paragraph" style:parent-style-name="Standard" style:list-style-name="L1">
      <style:text-properties officeooo:rsid="000f8b6c" officeooo:paragraph-rsid="00034a25"/>
    </style:style>
    <style:style style:name="P7" style:family="paragraph" style:parent-style-name="Standard" style:list-style-name="L1">
      <style:text-properties officeooo:rsid="0018cb1f" officeooo:paragraph-rsid="0018cb1f"/>
    </style:style>
    <style:style style:name="P8" style:family="paragraph" style:parent-style-name="Standard" style:list-style-name="L1">
      <style:text-properties officeooo:rsid="0014216b" officeooo:paragraph-rsid="0014216b"/>
    </style:style>
    <style:style style:name="P9" style:family="paragraph" style:parent-style-name="Standard" style:list-style-name="L1">
      <style:text-properties officeooo:rsid="001aa9c0" officeooo:paragraph-rsid="001aa9c0"/>
    </style:style>
    <style:style style:name="P10" style:family="paragraph" style:parent-style-name="Standard" style:list-style-name="L1">
      <style:text-properties officeooo:rsid="0015ee54" officeooo:paragraph-rsid="0015ee54"/>
    </style:style>
    <style:style style:name="P11" style:family="paragraph" style:parent-style-name="Standard" style:list-style-name="L1">
      <style:text-properties officeooo:rsid="00164620" officeooo:paragraph-rsid="00164620"/>
    </style:style>
    <style:style style:name="P12" style:family="paragraph" style:parent-style-name="Standard" style:list-style-name="L1">
      <style:text-properties officeooo:rsid="00158d20" officeooo:paragraph-rsid="00158d20"/>
    </style:style>
    <style:style style:name="P13" style:family="paragraph" style:parent-style-name="Standard" style:list-style-name="L1">
      <style:text-properties officeooo:rsid="001e133d" officeooo:paragraph-rsid="001e133d"/>
    </style:style>
    <style:style style:name="P14" style:family="paragraph" style:parent-style-name="Standard" style:list-style-name="L1">
      <style:text-properties officeooo:rsid="00059f9d" officeooo:paragraph-rsid="00059f9d"/>
    </style:style>
    <style:style style:name="P15" style:family="paragraph" style:parent-style-name="Standard" style:list-style-name="L1">
      <style:text-properties officeooo:rsid="0005f65d" officeooo:paragraph-rsid="0005f65d"/>
    </style:style>
    <style:style style:name="P16" style:family="paragraph" style:parent-style-name="Standard" style:list-style-name="L1">
      <style:text-properties officeooo:rsid="0005f73f" officeooo:paragraph-rsid="0005f65d"/>
    </style:style>
    <style:style style:name="P17" style:family="paragraph" style:parent-style-name="Standard" style:list-style-name="L1">
      <style:text-properties officeooo:rsid="000944b4" officeooo:paragraph-rsid="000944b4"/>
    </style:style>
    <style:style style:name="P18" style:family="paragraph" style:parent-style-name="Standard" style:list-style-name="L1">
      <style:text-properties officeooo:rsid="000530ca" officeooo:paragraph-rsid="000530ca"/>
    </style:style>
    <style:style style:name="P19" style:family="paragraph" style:parent-style-name="Standard" style:list-style-name="L1">
      <style:text-properties officeooo:rsid="00053e16" officeooo:paragraph-rsid="00053e16"/>
    </style:style>
    <style:style style:name="P20" style:family="paragraph" style:parent-style-name="Standard" style:list-style-name="L1">
      <style:text-properties officeooo:rsid="00026180" officeooo:paragraph-rsid="00026180"/>
    </style:style>
    <style:style style:name="P21" style:family="paragraph" style:parent-style-name="Standard" style:list-style-name="L1">
      <style:text-properties fo:color="#ce181e"/>
    </style:style>
    <style:style style:name="P22" style:family="paragraph" style:parent-style-name="Standard" style:list-style-name="L1" style:master-page-name="Standard">
      <style:paragraph-properties style:page-number="auto"/>
      <style:text-properties officeooo:rsid="00034a25" officeooo:paragraph-rsid="00034a25"/>
    </style:style>
    <style:style style:name="P23"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4"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5"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6"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7"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style:style style:name="T6" style:family="text">
      <style:text-properties officeooo:rsid="001be95e"/>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66015059" text:style-name="L1">
        <text:list-item>
          <text:p text:style-name="P22">USEFUL LINKS</text:p>
          <text:list>
            <text:list-item>
              <text:p text:style-name="P5">Toolbar</text:p>
              <text:list>
                <text:list-item>
                  <text:p text:style-name="P6"><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6"><text:a xlink:type="simple" xlink:href="http://wiki.ros.org/ROS/Tutorials" text:style-name="Internet_20_link" text:visited-style-name="Visited_20_Internet_20_Link">http://wiki.ros.org/ROS/Tutorials</text:a></text:p>
                </text:list-item>
                <text:list-item>
                  <text:p text:style-name="P6"><text:a xlink:type="simple" xlink:href="https://github.com/" text:style-name="Internet_20_link" text:visited-style-name="Visited_20_Internet_20_Link">https://github.com/</text:a></text:p>
                </text:list-item>
                <text:list-item>
                  <text:p text:style-name="P6"><text:a xlink:type="simple" xlink:href="https://gogs.mines.edu/" text:style-name="Internet_20_link" text:visited-style-name="Visited_20_Internet_20_Link">https://gogs.mines.edu/</text:a></text:p>
                </text:list-item>
                <text:list-item>
                  <text:p text:style-name="P6"><text:a xlink:type="simple" xlink:href="https://online.mines.edu/elearning/" text:style-name="Internet_20_link" text:visited-style-name="Visited_20_Internet_20_Link">https://online.mines.edu/elearning/</text:a></text:p>
                </text:list-item>
                <text:list-item>
                  <text:p text:style-name="P6"><text:a xlink:type="simple" xlink:href="http://inside.mines.edu/~hzhang/Courses/CSCI473-573/" text:style-name="Internet_20_link" text:visited-style-name="Visited_20_Internet_20_Link">http://inside.mines.edu/~hzhang/Courses/CSCI473-573/</text:a></text:p>
                </text:list-item>
              </text:list>
            </text:list-item>
            <text:list-item>
              <text:p text:style-name="P5">other resources</text:p>
              <text:list>
                <text:list-item>
                  <text:p text:style-name="P7"><text:a xlink:type="simple" xlink:href="https://hackernoon.com/understanding-git-fcffd87c15a3" text:style-name="Internet_20_link" text:visited-style-name="Visited_20_Internet_20_Link">https://hackernoon.com/understanding-git-fcffd87c15a3</text:a> “git explain like I’m 5”</text:p>
                </text:list-item>
                <text:list-item>
                  <text:p text:style-name="P7"><text:a xlink:type="simple" xlink:href="https://app.slack.com/client/T2BCAS622/C3CVB2NRK" text:style-name="Internet_20_link" text:visited-style-name="Visited_20_Internet_20_Link">https://app.slack.com/client/T2BCAS622/C3CVB2NRK</text:a></text:p>
                </text:list-item>
                <text:list-item>
                  <text:p text:style-name="P7"><text:a xlink:type="simple" xlink:href="http://jackmorrison.me/2016/05/27/hello-world-with-ros-and-gazebo.html" text:style-name="Internet_20_link" text:visited-style-name="Visited_20_Internet_20_Link">http://jackmorrison.me/2016/05/27/hello-world-with-ros-and-gazebo.html</text:a> <text:span text:style-name="T6">tutorial for having ROS and gazebo communicate</text:span></text:p>
                </text:list-item>
              </text:list>
            </text:list-item>
          </text:list>
        </text:list-item>
        <text:list-item>
          <text:p text:style-name="P8">USEFUL LINUX Commands</text:p>
          <text:list>
            <text:list-item>
              <text:p text:style-name="P9">touch &lt;filename.type&gt; – create a new file</text:p>
            </text:list-item>
            <text:list-item>
              <text:p text:style-name="P9">mkdir &lt;dirname&gt; - make a new directory/folder</text:p>
            </text:list-item>
            <text:list-item>
              <text:p text:style-name="P10">&lt;command&gt; grep &lt;text&gt; – can allow the filtering of a commands output to only values that match the text</text:p>
            </text:list-item>
            <text:list-item>
              <text:p text:style-name="P8">ps faux – details on current running processes</text:p>
              <text:list>
                <text:list-item>
                  <text:p text:style-name="P8">can use grep (acts as text filter) command to filter ex: ps faux | grep test_process</text:p>
                </text:list-item>
                <text:list-item>
                  <text:p text:style-name="P8">htop provides more complex process info</text:p>
                </text:list-item>
              </text:list>
            </text:list-item>
            <text:list-item>
              <text:p text:style-name="P11">kill PID – can be used to terminate a function that isnt responding. The PID can be found from the results of ps faux</text:p>
            </text:list-item>
            <text:list-item>
              <text:p text:style-name="P12">xdg-open &lt;filename&gt; <text:s/>Will allow opening a file from the terminal using the default program</text:p>
            </text:list-item>
            <text:list-item>
              <text:p text:style-name="P13">gedit &lt;filename&gt; Open a file in text editor</text:p>
            </text:list-item>
          </text:list>
        </text:list-item>
        <text:list-item>
          <text:p text:style-name="P14"><text:soft-page-break/>USEFUL ROS Commands</text:p>
          <text:list>
            <text:list-item>
              <text:p text:style-name="P14">roscore – must be run for any ros codes to work</text:p>
            </text:list-item>
            <text:list-item>
              <text:p text:style-name="P14">roscd – works like cd for any ros files</text:p>
            </text:list-item>
            <text:list-item>
              <text:p text:style-name="P14">rosrun rqt_graph rqt_graph – visualization of all nodes</text:p>
            </text:list-item>
            <text:list-item>
              <text:p text:style-name="P15">rosnode list – all active ros items</text:p>
            </text:list-item>
            <text:list-item>
              <text:p text:style-name="P16">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7">cd catkin_ws/</text:p>
                </text:list-item>
                <text:list-item>
                  <text:p text:style-name="P17">source devel/setup.bash</text:p>
                </text:list-item>
              </text:list>
            </text:list-item>
            <text:list-item>
              <text:p text:style-name="P17">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8">Setup OPENVPN</text:p>
          <text:list>
            <text:list-item>
              <text:p text:style-name="P19">go to <text:a xlink:type="simple" xlink:href="https://vpn.mines.edu/?src=connect" text:style-name="Internet_20_link" text:visited-style-name="Visited_20_Internet_20_Link">https://vpn.mines.edu/?src=connect</text:a> </text:p>
            </text:list-item>
            <text:list-item>
              <text:p text:style-name="P19">click on Yourself(user-locked profile) at the bottom and download</text:p>
            </text:list-item>
            <text:list-item>
              <text:p text:style-name="P19">cd Downloads/</text:p>
            </text:list-item>
            <text:list-item>
              <text:p text:style-name="P19">sudo mv client.ovpn /etc/openvpn </text:p>
            </text:list-item>
            <text:list-item>
              <text:p text:style-name="P19">cd /etc/openvpn</text:p>
            </text:list-item>
            <text:list-item>
              <text:p text:style-name="P19">mv client.ovpn client.conf</text:p>
            </text:list-item>
            <text:list-item>
              <text:p text:style-name="P19">restart computer login options should show up during boot</text:p>
            </text:list-item>
            <text:list-item>
              <text:p text:style-name="P19">confirm success with hostname -I there should be an additional IP now</text:p>
            </text:list-item>
          </text:list>
        </text:list-item>
        <text:list-item>
          <text:p text:style-name="P20">Setting Up initial Repo’s on new computer</text:p>
          <text:list>
            <text:list-item>
              <text:p text:style-name="P1">Put a repo on your computer:</text:p>
              <text:list>
                <text:list-item>
                  <text:p text:style-name="P1">$ git clone &lt;REPO_URL&gt;</text:p>
                </text:list-item>
              </text:list>
            </text:list-item>
            <text:list-item>
              <text:p text:style-name="P1"><text:soft-page-break/>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20">$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text:soft-page-break/>$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21">(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3">$ git checkout &lt;FILE&gt;</text:p>
                    </text:list-item>
                  </text:list>
                </text:list-item>
              </text:list>
            </text:list-item>
          </text:list>
        </text:list-item>
        <text:list-item>
          <text:p text:style-name="P24">Set up new SSH Key</text:p>
          <text:list>
            <text:list-item>
              <text:p text:style-name="P25">creating an new SSH Key</text:p>
              <text:list>
                <text:list-item>
                  <text:p text:style-name="P27"><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27"><text:span text:style-name="Source_20_Text">$ (ssh-agent -s) – </text:span><text:span text:style-name="Source_20_Text"><text:span text:style-name="T5">Mostly just used to confirm the key was created</text:span></text:span></text:p>
                </text:list-item>
                <text:list-item>
                  <text:p text:style-name="P27"><text:span text:style-name="Source_20_Text">$ ssh-add ~/.ssh/id_rsa</text:span></text:p>
                </text:list-item>
              </text:list>
            </text:list-item>
            <text:list-item>
              <text:p text:style-name="P24">cat ~/.ssh/id_rsa.pub <text:s/>- <text:span text:style-name="T4">copy SSH key to add onto gogs or github</text:span></text:p>
            </text:list-item>
          </text:list>
        </text:list-item>
        <text:list-item>
          <text:p text:style-name="P26">random info</text:p>
          <text:list>
            <text:list-item>
              <text:p text:style-name="P26">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8-29T19:54:52.679643575</dc:date>
    <meta:editing-cycles>20</meta:editing-cycles>
    <meta:editing-duration>PT12H42M13S</meta:editing-duration>
    <meta:generator>LibreOffice/6.0.7.3$Linux_X86_64 LibreOffice_project/00m0$Build-3</meta:generator>
    <meta:document-statistic meta:table-count="0" meta:image-count="0" meta:object-count="0" meta:page-count="4" meta:paragraph-count="84" meta:word-count="671" meta:character-count="4055" meta:non-whitespace-character-count="34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